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3" style:family="table">
      <style:table-properties style:width="170mm" table:align="margins" style:writing-mode="lr-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5"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T1" style:family="text">
      <style:text-properties fo:font-weight="bold" style:font-weight-asian="bold"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۶- نصب و مدیریت بسته‌های نرم‌افزاری</text:p>
      <text:p text:style-name="P1"/>
      <text:p text:style-name="P1"/>
      <text:p text:style-name="P1">در این فصل با یکی از قدرتمندترین نرم‌افزارهای آزاد/متن‌باز آشنا خواهید شد که با شروع پروژه‌ی سیستم‌عامل دبیان گنو/لینوکس، آغاز به کار کرده است و قدرت و نفوذ این سیستم‌عامل به دلیل وجود همین نرم‌افزار است. نرم‌افزار APT<text:note text:id="ftn1" text:note-class="footnote"><text:note-citation>1</text:note-citation><text:note-body><text:p text:style-name="Footnote">Advanced Packaging Tool</text:p></text:note-body></text:note>، نرم‌افزاری برای مدیریت بسته‌های نرم‌افزاری موجود در سیستم‌عامل دبیان گنو/لینوکس است. این نرم‌افزار وظیفه‌ی نصب، حذف، به‌روز رسانی و مدیریت نرم‌افزارهای موجود در سیستم‌عامل دبیان گنو/لینوکس را بر عهده دارد و همچنین قابلیت به‌روز رسانی سیستم‌عامل از نسخه‌ای به نسخه‌ی جدیدتر را دارد. آشنایی با این نرم‌افزار و سازوکار آن به شما کمک می‌کند به‌راحتی نرم‌افزارهای مورد نیاز خود را از طریق اینترنت، دیسک‌های مختلف (سی‌دی یا دی‌وی‌دی) و … نصب کنید و با اطمینان خاطر از صحت نرم‌افزارها در هنگام نصب و اجرا و تطابق کامل آن‌ها با سیستم‌عامل دبیان گنو/لینوکس، از آن‌ها استفاده کنید. همچنین با استفاده از این نرم‌افزار می‌توانید از ۲۹۰۰۰ بسته‌ی نرم‌افزاری موجود در سیستم‌عامل دبیان گنو/لینوکس استفاده کنید که به چند نمونه از آن‌ها در فصل چهارم - آشنایی با نرم‌افزارهای کاربردی - اشاره شد.</text:p>
      <text:p text:style-name="P1"/>
      <text:p text:style-name="P3">۱-۶- مفاهیم</text:p>
      <text:p text:style-name="P1">پیش از هر چیز باید با مفاهیم این نرم‌افزار آشنا شوید تا بتوانید درک بهتری از این نرم‌افزار و سازوکار آن داشته باشید. برای راحتی استفاده از نرم‌افزارهای آزاد/متن‌باز در سیستم‌عامل دبیان گنو/لینوکس و هر توزیع دیگری از سیستم‌عامل گنو/لینوکس، باید نرم‌افزارها از حالت کد منبع<text:note text:id="ftn2" text:note-class="footnote"><text:note-citation>2</text:note-citation><text:note-body><text:p text:style-name="Footnote">Source Code</text:p></text:note-body></text:note> به حالت باینری تبدیل شوند تا بتوان آن‌ها را اجرا کرد و از قابلیت‌های آن استفاده کرد. در جامعه‌ی دبیان<text:note text:id="ftn3" text:note-class="footnote"><text:note-citation>3</text:note-citation><text:note-body><text:p text:style-name="Footnote">Debian Community</text:p></text:note-body></text:note> این کار توسط توسعه‌دهندگان دبیان<text:note text:id="ftn4" text:note-class="footnote"><text:note-citation>4</text:note-citation><text:note-body><text:p text:style-name="Footnote">Debian Developers (DD)</text:p></text:note-body></text:note> و نگاهدارنده‌های دبیان<text:note text:id="ftn5" text:note-class="footnote"><text:note-citation>5</text:note-citation><text:note-body><text:p text:style-name="Footnote">Debian Maintainers (DM)</text:p></text:note-body></text:note> انجام می‌شود. توسعه‌دهندگان و نگاهدارنده‌های دبیان با همکاری یکدیگر و به کمک جامعه‌ی دبیان، سیستم‌عامل دبیان گنو/لینوکس را که شامل بیش از ۲۹۰۰۰ بسته‌ی نرم‌افزاری است، توسعه می‌دهند. در روند تبدیل کدهای منبع به حالت باینری و قابل نصب و اجرا، اشکال‌های<text:note text:id="ftn6" text:note-class="footnote"><text:note-citation>6</text:note-citation><text:note-body><text:p text:style-name="Footnote">Bug</text:p></text:note-body></text:note> موجود در نرم‌افزارها نمود پیدا می‌کنند که توسعه‌دهندگان این اشکال‌ها را رفع و بسته‌ی نرم‌افزاری آن نرم‌افزار را برای استفاده‌ی عموم آماده می‌کنند. هر نرم‌افزاری که به راحتی در سیستم‌عامل نصب و اجرا می‌شود شامل بسته‌های نرم‌افزاری زیادی است که هرکدام بخشی از کار آن نرم‌افزار را انجام می‌دهد. برای نمونه، خود نرم‌افزار APT به کتابخانه‌های برنامه‌نویسی<text:note text:id="ftn7" text:note-class="footnote"><text:note-citation>7</text:note-citation><text:note-body><text:p text:style-name="Footnote">Development Library</text:p></text:note-body></text:note> مختلف مانند ++libstdc و نرم‌افزارهای دیگر مانندgnupg برای نصب و اجرا نیاز دارد. در نتیجه نرم‌افزاری برای مدیریت این وابستگی‌های بین بسته‌های نرم‌افزاری نیاز است تا به درستی همه‌ی وابستگی‌های نرم‌افزار مورد نیاز شما را تشخیص دهد و آن‌ها را نصب و پیکربندی کند. نرم‌افزار APT به همین منظور ساخته شده است.</text:p>
      <text:p text:style-name="P1">بسته‌های نرم‌افزاری به صورت فایل‌های فشرده‌ای با ساختاری خاص و با پسوند «deb.» ساخته می‌شوند و در ساختار دایرکتوری خاصی که بر مبنای حرف اول نام بسته مشخص شده است، دسته‌بندی می‌شوند. در رأس این دسته‌بندی فایل فشرده‌ای وجود دارد که Packages.tar.gz نام دارد و حاوی لیست بسته‌های نرم‌افزاری <text:soft-page-break/>موجود به همراه جزئیات آن‌ها مانند اطلاعات بسته‌ها، وابستگی‌های آن‌ها و … در دایرکتوری حاضر است. به این ساختار مخزن بسته‌های دبیان<text:note text:id="ftn8" text:note-class="footnote"><text:note-citation>8</text:note-citation><text:note-body><text:p text:style-name="Footnote">Debian Repository</text:p></text:note-body></text:note> می‌گویند. این مخزن می‌تواند در آدرسی در اینترنت، شبکه‌های محلی، روی دیسک‌های مختلف از جمله سی‌دی، دی‌وی‌دی یا بلورِی و … در دسترس باشد که با معرفی آن آدرس به نرم‌افزار APT می‌توانید از بسته‌های موجود در آن مخزن استفاده کنید.</text:p>
      <text:p text:style-name="P1">برای اینکه بتوانید از این مخزن‌ها درست استفاده کنید باید با ساختار انتشار نسخه‌های مختلف سیستم‌عامل دبیان گنو/لینوکس آشنا شوید. سیستم‌عامل دبیان گنو/لینوکس حداقل در سه نسخه‌ی پایدار<text:note text:id="ftn9" text:note-class="footnote"><text:note-citation>9</text:note-citation><text:note-body><text:p text:style-name="Footnote">Stable</text:p></text:note-body></text:note>، آزمایشی<text:note text:id="ftn10" text:note-class="footnote"><text:note-citation>10</text:note-citation><text:note-body><text:p text:style-name="Footnote">Testing</text:p></text:note-body></text:note> و ناپایدار<text:note text:id="ftn11" text:note-class="footnote"><text:note-citation>11</text:note-citation><text:note-body><text:p text:style-name="Footnote">Unstable</text:p></text:note-body></text:note> منتشر می‌شود:</text:p>
      <text:p text:style-name="P1"><text:span text:style-name="T1">نسخه‌ی پایدار</text:span>: نسخه‌ی پایدار دبیان معمولاً هر یک تا دو سال یک بار به‌صورت رسمی از طرف پروژه‌ی دبیان منتشر می‌شود و توصیه می‌شود که از این نسخه استفاده شود. اگر چه تمام نرم‌افزارهای موجود در آن به‌روز نیست اما از پایداری بیشتری نسبت به دیگر نسخه‌ها برخوردار است. نسخه‌ی پایدار حال حاضر دبیان، نسخه‌ی ۶ است که اسکوییز<text:note text:id="ftn12" text:note-class="footnote"><text:note-citation>12</text:note-citation><text:note-body><text:p text:style-name="Footnote">Squeeze</text:p></text:note-body></text:note> نام دارد. نسخه‌ی ۶.۰.۰ آن در ششم فوریه ۲۰۱۱ میلادی و آخرین به‌روز رسانی آن به نسخه‌ی ۶.۰.۲ در تاریخ بیست و پنجم ژوئن ۲۰۱۱ منتشر شد.</text:p>
      <text:p text:style-name="P1"><text:span text:style-name="T1">نسخه‌ی آزمایشی</text:span>: نسخه‌ی آزمایشی دبیان شامل بسته‌های نرم‌افزاری است که هنوز برای ورود به نسخه‌ی پایدار در حال آزمایش و در صف هستند. مزیت این نسخه به‌روز بودن نرم‌افزارهای موجود در آن است. نسخه‌ی حال حاضر آزمایشی دبیان، ویزی<text:note text:id="ftn13" text:note-class="footnote"><text:note-citation>13</text:note-citation><text:note-body><text:p text:style-name="Footnote">Wheezy</text:p></text:note-body></text:note> نام دارد.</text:p>
      <text:p text:style-name="P1"><text:span text:style-name="T1">نسخه‌ی ناپایدار</text:span>: نسخه‌ی ناپایدار دبیان برای توسعه‌دهندگان نرم‌افزارهای این سیستم‌عامل و همیشه در حال توسعه است. توصیه نمی‌شود که از این نسخه استفاده کنید مگر اینکه توسعه‌دهنده یا نگاهدارنده‌ی دبیان باشید. نسخه‌ی ناپایدار دبیان، سید<text:note text:id="ftn14" text:note-class="footnote"><text:note-citation>14</text:note-citation><text:note-body><text:p text:style-name="Footnote">Sid</text:p></text:note-body></text:note> نام دارد.</text:p>
      <text:p text:style-name="P1">نام نسخه‌های منتشر شده‌ی دبیان، نام مخازن آن را هم تشکیل می‌دهد به‌طوری که با استفاده از نام این نسخه‌ها می‌توانید به بسته‌های موجود در مخازن این نسخه‌ها دست یابید. البته به جای نام نسخه‌ها می‌توانید از نام پایدار، آزمایشی و ناپایدار (البته به زبان انگلیسی) استفاده کنید. در اینجا با انواع انتشار نسخه‌های مختلف دبیان آشنا شدیم. در ادامه به دسته‌بندی‌های داخلی مخازن دبیان که بر اساس مجوزهای نرم‌افزاری بسته‌های نرم‌افزاری دسته‌بندی شده‌اند، می‌پردازیم. مخازن دبیان از نظر مجوزهای نرم‌افزاری به سه قسمت تقسیم می‌شوند:</text:p>
      <text:p text:style-name="P1"><text:span text:style-name="T1">مخزن اصلی</text:span><text:note text:id="ftn15" text:note-class="footnote"><text:note-citation>15</text:note-citation><text:note-body><text:p text:style-name="Footnote">Main</text:p></text:note-body></text:note>: این مخزن شامل بسته‌های نرم‌افزاری است که مجوز انتشار آن‌ها آزاد/‌متن‌باز است. یعنی می‌توانید از این بسته‌ها به هر منظوری استفاده کنید و آن‌ها را آزادانه به همراه کدهای منبع توزیع کنید. نسخه‌ی رسمی منتشر شده‌ی سیستم‌عامل دبیان گنو/لینوکس بسته‌های نرم‌افزارهای این مخزن را شامل می‌شود.</text:p>
      <text:p text:style-name="P1"><text:span text:style-name="T1">مخزن همکاری</text:span><text:note text:id="ftn16" text:note-class="footnote"><text:note-citation>16</text:note-citation><text:note-body><text:p text:style-name="Footnote">Contrib</text:p></text:note-body></text:note>: این مخزن شامل بسته‌های نرم‌افزاری آزاد/متن‌باز است که به بسته‌های نرم‌افزاری غیر آزاد برای نصب و اجرا وابسته هستند.</text:p>
      <text:p text:style-name="P1"><text:span text:style-name="T1">مخزن غیر آزاد</text:span><text:note text:id="ftn17" text:note-class="footnote"><text:note-citation>17</text:note-citation><text:note-body><text:p text:style-name="Footnote">Non-Free</text:p></text:note-body></text:note>: این مخزن شامل بسته‌های نرم‌افزاری غیر آزاد است که محدودیت‌هایی برای اجرا و توزیع <text:soft-page-break/>دارند.</text:p>
      <text:p text:style-name="P1">به خاطر داشته باشید که یک بسته‌ی نرم‌افزاری ممکن است در هر نسخه‌ی دبیان اما با شماره‌ی نسخه‌ی مختلف وجود داشته باشد. همان‌طور که گفته شد، بسته‌های نرم‌افزاری برای اجرا باید به حالت باینری تبدیل شوند. تمام بسته‌های نرم‌افزاری موجود در مخازن دبیان به همراه کدهای منبع آن‌ها به عنوان مخزنِ کد منبع توزیع می‌شود و می‌توانید با استفاده از کد منبع بسته‌های نرم‌افزاری، خود برای تبدیل آن‌ها به باینری، نصب و اجرا اقدام کنید.</text:p>
      <text:p text:style-name="P1">فهرست مخازن معرفی شده به سیستم‌عامل نصب شده‌ی شما در فایل etc/apt/sources.list/ قابل مشاهده است. همچنین می‌توانید در این فایل آدرس مخزن مورد نظر خود را وارد کنید تا نرم‌افزار APT از آن برای نصب بسته‌های نرم‌افزاری جدید استفاده کند. ساختار این فایل به شکل زیر است:</text:p>
      <table:table table:name="Table2" table:style-name="Table2">
        <table:table-column table:style-name="Table2.A"/>
        <table:table-row>
          <table:table-cell table:style-name="Table2.A1" office:value-type="string">
            <text:p text:style-name="P5">root@debian:~# cat /etc/apt/sources.list</text:p>
            <text:p text:style-name="P5"># deb cdrom:[Debian GNU/Linux 6.0.2.1 _Squeeze_ - Official i386 DVD Binary-1 20110626-15:45]/ squeeze contrib main</text:p>
            <text:p text:style-name="P5"/>
            <text:p text:style-name="P5">deb cdrom:[Debian GNU/Linux 6.0.2.1 _Squeeze_ - Official i386 DVD Binary-1 20110626-15:45]/ squeeze contrib main</text:p>
            <text:p text:style-name="P5"/>
            <text:p text:style-name="P5">deb http://security.debian.org/ squeeze/updates main contrib</text:p>
            <text:p text:style-name="P5"/>
            <text:p text:style-name="P5">deb http://http.us.debian.org/debian squeeze main contrib non-free</text:p>
            <text:p text:style-name="P5"/>
            <text:p text:style-name="P5">deb-src http://http.us.debian.org/debian squeeze main contrib non-free</text:p>
          </table:table-cell>
        </table:table-row>
      </table:table>
      <text:p text:style-name="P1">خطوطی که با # مشخص شده‌اند را نرم‌افزار APT نادیده گرفته و برای توضیح استفاده می‌شوند. اما چهار خط دیگر که سه خط آن با deb و خط آخر با deb-src شروع شده‌اند آدرس مخازن موجود در سیستم را مشخص می‌کنند. این آدرس‌ها از چهار قسمت تشکیل شده‌اند:</text:p>
      <text:p text:style-name="P1">قسمت اول (deb یا deb-src): آدرس‌های مشخص شده با deb، بسته‌های نرم‌افزاری باینری را شامل می‌شوند و آدرس‌های مشخص شده با deb-src شامل بسته‌های نرم‌افزاری کد منبع هستند. </text:p>
      <text:p text:style-name="P1">قسمت دوم: این قسمت شامل آدرس اصلی مخزن است که از طریق cdrom ،http و … در دسترس است.</text:p>
      <text:p text:style-name="P1">قسمت سوم: در این قسمت، نسخه‌ی دبیان مشخص می‌شود که می‌توان از نام نسخه (مانند squeeze) یا از نوع نسخه (مانند stable) استفاده کرد.</text:p>
      <text:p text:style-name="P1">قسمت چهارم: در این قسمت، نام مخازن از نظر مجوزهای نرم‌افزاری بسته‌های آن با فاصله (مانند contrib main) می‌آیند.</text:p>
      <text:p text:style-name="P1">پس از اضافه کردن مخزن مورد نظرتان با استفاده از ویرایشگر نانو، آنرا ذخیره کنید. به خاطر داشته باشید که فقط کاربر ریشه به این فایل برای ویرایش و ذخیره‌سازی دسترسی دارد. برای اینکه فهرست بسته‌های نرم‌افزاری موجود در مخزن اضافه شده به این فایل در فهرست سیستم شما اضافه شود، باید کلید عمومی<text:note text:id="ftn18" text:note-class="footnote"><text:note-citation>18</text:note-citation><text:note-body><text:p text:style-name="Footnote">Public Key</text:p></text:note-body></text:note> این مخزن را به لیست کلیدهای عمومی معتبر در سیستم خود اضافه و با استفاده از دستوری فهرست سیستم خود را به‌روز کنید. این فرآیند در ادامه‌ی بخش‌های همین فصل توضیح داده خواهد شد.</text:p>
      <text:p text:style-name="P1"/>
      <text:p text:style-name="P3">۲-۶- نصب و مدیریت بسته‌ها در محیط گرافیکی</text:p>
      <text:p text:style-name="P1">نرم‌افزارهای گرافیکی بسیاری برای نصب و مدیریت بسته‌های نرم‌افزاری در سیستم‌عامل دبیان گنو/لینوکس وجود دارد و از آن جمله به چهار نرم‌افزار گرافیکی می‌پردازیم که به‌صورت پیش‌فرض در سیستم نصب شده‌اند:</text:p>
      <text:p text:style-name="P1"><text:span text:style-name="T1">نرم‌افزار Software Sources</text:span>: این نرم‌افزار برای ویرایش فایل sources.list و به‌روز رسانی فهرست <text:soft-page-break/>بسته‌های نرم‌افزاری موجود در سیستم به کار می‌رود. برای اجرای این نرم‌افزار، وارد منوی System → Administration شوید و روی گزینه‌ی Software Sources کلیک کنید. <text:span text:style-name="T2">(تصویر نرم‌افزار Software </text:span><text:span text:style-name="T2">Source – ۱)</text:span></text:p>
      <text:p text:style-name="P1">در برگه‌ی Debian Software که همان پنجره‌ی اولیه پس از اجرای نرم‌افزار است می‌توانید با علامت زدن گزینه‌های contrib ،main و non-free، فهرست بسته‌های موجود در این مخازن را از طریق اینترنت به فهرست سیستم خود اضافه کنید. در قسمت Download from می‌توانید سرور مورد نظر خود را که میرور<text:note text:id="ftn19" text:note-class="footnote"><text:note-citation>19</text:note-citation><text:note-body><text:p text:style-name="Footnote">Mirror</text:p></text:note-body></text:note> نیز خوانده می‌شود، انتخاب کنید. به سرورهای جایگزین سرور اصلی دبیان، میرور گفته می‌شود که این اصطلاح به معنای یک کپی کامل از بسته‌های نرم‌افزاری موجود روی سرور اصلی دبیان است. این گزینه در حالت پیش‌فرض بر روی Main Server تنظیم شده که سرور اصلی دبیان است.</text:p>
      <text:p text:style-name="P1">در برگه‌ی Third-Party Software می‌توانید مخازن مورد نظر خود را با استفاده از تنظیمات دستی به فهرست مخازن در دسترس سیستم اضافه کنید. برای این کار مانند نمونه‌ی فایل sources.list که در این بخش در مورد آن توضیح داده شد، عمل کنید. برای این کار از دکمه‌ی Add استفاده کنید. همچنین برای اضافه کردن مخازن روی دیسک سی‌دی، دی‌وی‌دی یا ...، ابتدا دیسک را داخل دستگاه بگذارید و سپس روی گزینه‌ی Add CD-ROM کلیک کنید.</text:p>
      <text:p text:style-name="P1">در برگه‌ی Updates می‌توانید مشخص کنید که دبیان با چه فاصله‌ی زمانی برای به‌روز رسانی سیستم، از طریق اینترنت، بسته‌های جدید را دانلود و نصب کند.</text:p>
      <text:p text:style-name="P1">در برگه‌ی Authentication می‌توانید فایل کلید عمومی سرور مورد نظر خود را وارد کنید تا در هنگام به‌روز رسانی، آن مخزن به عنوان مخازن معتبر شناخته شود.</text:p>
      <text:p text:style-name="P1">در برگه‌ی Statistics نیز می‌توانید با علامت زدن تنها گزینه‌ی موجود در برگه، <text:s/>اطلاعات آماری ناشناس را برای سرور دبیان ارسال کنید تا پروژه‌ی دبیان از محبوبیت بسته‌های خاص نرم‌افزاری توسط کاربرها آگاه شود.</text:p>
      <text:p text:style-name="P1">به خاطر داشته باشید که تمام تنظیماتی که انجام می‌دهید پس از کلیک روی گزینه‌ی <text:s/>Close اعمال می‌شوند.</text:p>
      <text:p text:style-name="P1"><text:span text:style-name="T1">نرم‌افزار Update Manager</text:span>: با استفاده از این نرم‌افزار می‌توانید بسته‌های نرم‌افزاری موجود در سیستم خود را به‌روز کنید. برای این کار از منوی <text:s/>System → Administration گزینه‌ی Update Manager را انتخاب کنید. با کلیک روی گزینه‌ی <text:s/>Check نرم‌افزار به‌صورت خودکار بسته‌های قابل به‌روز رسانی را مشخص می‌کند و برای نصب آن‌ها باید پس از علامت‌دار کردن بسته‌ها، گزینه‌ی Install Updates را انتخاب کنید.</text:p>
      <text:p text:style-name="P2">(نرم‌افزار Update Manager – ۲)</text:p>
      <text:p text:style-name="P1"><text:span text:style-name="T1">نرم‌افزار Software Center</text:span>: با استفاده از این نرم‌افزار می‌توانید به‌راحتی پس از یافتن نرم‌افزار مورد نیاز خود، روی گزینه‌ی Install کلیک کنید تا نرم‌افزار نصب شود. این نرم‌افزار نصب بسته‌ها را به مراتب آسانتر می‌کند و نرم‌افزارها را به‌صورت دسته‌بندی شده نمایش می‌دهد. برای استفاده از این نرم‌افزار، از منوی <text:s/>System → Administration گزینه‌ی Software Center را انتخاب کنید.</text:p>
      <text:p text:style-name="P2">(نرم‌افزار Software Center – ۳)</text:p>
      <text:p text:style-name="P1"><text:span text:style-name="T1">نرم‌افزار Synaptic Package Manager</text:span>: می‌توان گفت که کامل‌ترین نرم‌افزار گرافیکی برای مدیریت بسته‌های نرم‌افزاری سیستم‌عامل دبیان گنو/لینوکس همین نرم‌افزار است. برای کار با این نرم‌افزار، از منوی <text:s/>System → Administration گزینه‌ی Synaptic Package Manager را انتخاب کنید. به خاطر داشته باشید که همزمان نمی‌توانید از چند نرم‌افزار برای نصب استفاده کنید یعنی برای استفاده از Synaptic نباید <text:soft-page-break/>دیگر نرم‌افزارهای موجود در حال اجرا باشند. <text:span text:style-name="T2">(نرم‌افزار Synaptic – ۴)</text:span></text:p>
      <text:p text:style-name="P1">برای کار با این نرم‌افزار کافیست بسته‌های مورد نظر خود را با قابلیت Quick Search (جستجوی سریع) بیابید، سپس روی آن‌ها کلیک کنید و گزینه‌ی Mark for Installation را انتخاب کنید. پس از انتخاب بسته‌های مورد نظر می‌توانید با کلیک روی گزینه‌ی Apply نرم‌افزارها را نصب کنید. همچنین می‌توانید بر روی بسته‌های نرم‌افزاری که با مربع سبزرنگ مشخص شده‌اند، راست‌کلیک کنید و گزینه‌ی Mark for Removal را انتخاب کنید. سپس با زدن گزینه‌ی Apply بسته‌های نرم‌افزاری مشخص شده حذف می‌شوند. این نرم‌افزار به‌صورت خودکار پس از انتخاب بسته‌ی نرم‌افزاری مورد نظر، بسته‌های وابسته را نیز انتخاب و نصب می‌کند. برای به‌روز رسانی روی گزینه‌ی Reload کلیک کنید و منتظر بمانید تا عمل به‌روز رسانی مخازن انجام شود. برای نصب بسته‌های به‌روز رسانی شده، روی گزینه‌ی Mark All Upgrades کلیک کنید و سپس گزینه‌ی Apply را کلیک کنید.</text:p>
      <text:p text:style-name="P1">همان‌طور که پیش از این نیز اشاره شد برای هر نرم‌افزار در سیستم‌های دیگر مانند مایکروسافت ویندوز یا اپل مکینتاش، نرم‌افزارهای مشابه و حتی قدرتمندتر بسیاری در سیستم‌عامل دبیان گنو/لینوکس وجود دارد. برای مثال، معادل نرم‌افزار مایکروسافت مدیا پلیر، نرم‌افزارهای Amarok ،VLC ،Exaile ،SMPlayer و بسیار نرم‌افزارهای متنوع دیگری وجود دارد که می‌توانید به‌راحتی آن‌ها را نصب کنید. برای این کار می‌توانید از نرم‌افزارهای گرافیکی مخصوص نصب بسته‌های نرم‌افزاری استفاده کنید. توجه داشته باشید که اگر نرم‌افزاری را در فهرست نرم‌افزارهای موجود سیستم نمی‌بینید، به این دلیل است که مخزنی که نرم‌افزار مورد نظر در آن وجود دارد، به فهرست مخازن سیستم اضافه نشده است.</text:p>
      <text:p text:style-name="P1"/>
      <text:p text:style-name="P3">۲-۶- نصب و مدیریت بسته‌ها در محیط متنی</text:p>
      <text:p text:style-name="P1">در این بخش نرم‌افزارهای متنی برای نصب و مدیریت بسته‌ها را مرور می‌کنیم. سه نرم‌افزار مهم در محیط متنی وجود دارد که به‌صورت پیش‌فرض در سیستم نصب شده‌اند:</text:p>
      <text:p text:style-name="P1"><text:span text:style-name="T1">بسته‌ی نرم‌افزاری APT</text:span>: این بسته‌ی نرم‌افزاری شامل دستورهایی است که با -apt شروع می‌شوند. برای مثال نرم‌افزار apt-get برای نصب، حذف، به‌روز رسانی بسته‌ها و کل سیستم‌عامل از نسخه‌ای به نسخه‌ی جدیدتر به کار می‌رود. برای استفاده از این نرم‌افزار باید از دسترسی کاربر ریشه استفاده کنید، در غیر این صورت پیغام <text:s/>خطایی به شما نمایش داده می‌شود:</text:p>
      <table:table table:name="Table1" table:style-name="Table1">
        <table:table-column table:style-name="Table1.A"/>
        <table:table-row>
          <table:table-cell table:style-name="Table1.A1" office:value-type="string">
            <text:p text:style-name="P5">user1@debian:~$ apt-get install vlc</text:p>
            <text:p text:style-name="P5">E: Could not open lock file /var/lib/dpkg/lock - open (13: Permission denied) </text:p>
            <text:p text:style-name="P5">E: Unable to lock the administration directory (/var/lib/dpkg/), are you root?</text:p>
          </table:table-cell>
        </table:table-row>
      </table:table>
      <text:p text:style-name="P1"><text:span text:style-name="T1">الف) apt-get</text:span>: پارامترهای اصلی دستور apt-get در ادامه آمده است. برخی از پارامترها که نیاز به دانش بیشتری برای درک کارکرد آنهاست، در این بخش نیامده‌اند.</text:p>
      <text:p text:style-name="P1"><text:span text:style-name="T1">install</text:span>: برای نصب نرم‌افزارها از پارامتر install به همراه نام بسته استفاده کنید:</text:p>
      <table:table table:name="Table3" table:style-name="Table3">
        <table:table-column table:style-name="Table3.A"/>
        <table:table-row>
          <table:table-cell table:style-name="Table3.A1" office:value-type="string">
            <text:p text:style-name="P5">root@debian:~# apt-get install amarok</text:p>
            <text:p text:style-name="P5">Reading package lists... Done </text:p>
            <text:p text:style-name="P5">Building dependency tree <text:s text:c="6"/></text:p>
            <text:p text:style-name="P5">Reading state information... Done </text:p>
            <text:p text:style-name="P5">The following extra packages will be installed: </text:p>
            <text:p text:style-name="P5"><text:s text:c="2"/>amarok-common amarok-utils kdemultimedia-kio-plugins liblastfm0 </text:p>
            <text:p text:style-name="P5"><text:s text:c="2"/>libloudmouth1-0 libqtscript4-core libqtscript4-gui libqtscript4-network </text:p>
            <text:p text:style-name="P5"><text:s text:c="2"/>libqtscript4-sql libqtscript4-uitools libqtscript4-xml libtag-extras1 </text:p>
            <text:p text:style-name="P5">Suggested packages: </text:p>
            <text:p text:style-name="P5"><text:s text:c="2"/>libxine1-ffmpeg moodbar lame </text:p>
            <text:p text:style-name="P5">The following NEW packages will be installed: </text:p>
            <text:p text:style-name="P5"><text:s text:c="2"/>amarok amarok-common amarok-utils kdemultimedia-kio-plugins liblastfm0 </text:p>
            <text:p text:style-name="P5"><text:soft-page-break/><text:s text:c="2"/>libloudmouth1-0 libqtscript4-core libqtscript4-gui libqtscript4-network </text:p>
            <text:p text:style-name="P5"><text:s text:c="2"/>libqtscript4-sql libqtscript4-uitools libqtscript4-xml libtag-extras1 </text:p>
            <text:p text:style-name="P5">0 upgraded, 13 newly installed, 0 to remove and 0 not upgraded. </text:p>
            <text:p text:style-name="P5">Need to get 19.0 MB of archives. </text:p>
            <text:p text:style-name="P5">After this operation, 55.9 MB of additional disk space will be used. </text:p>
            <text:p text:style-name="P5">Do you want to continue [Y/n]? </text:p>
          </table:table-cell>
        </table:table-row>
      </table:table>
      <text:p text:style-name="P1">در این نمونه نرم‌افزار Amarok که برای پخش فایل‌های صوتی است، نصب می‌شود. همان‌طور که مشاهده می‌کنید. بسته‌های وابسته، پیشنهادی و جدید برای نصب نمایش داده شده‌اند. حجم دانلود نیز ۱۹ مگابایت نمایش داده شده است. همچنین حجمی که نرم‌افزار پس از نصب اشغال می‌کند ۵۵.۹ مگابایت نمایش داده شده است. پس از آن از شما سؤال می‌شود که آیا می‌خواهید مراحل نصب را ادامه دهید. با زدن دکمه‌ی Y (به معنای Yes) می‌توانید این نرم‌افزار را نصب کنید و در صورت انصراف، دکمه‌ی <text:s/>N را از روی کیبورد فشار دهید.</text:p>
      <text:p text:style-name="P1"><text:span text:style-name="T1">update</text:span>: با این پارامتر می‌توانید فهرست مخازن و بسته‌های موجود در آن را به‌روز کنید. این کار معمولاً پس از تغییر فایل sources.list انجام می‌شود. این دستور نیاز به پارامتر خاصی مانند نام بسته ندارد.</text:p>
      <text:p text:style-name="P1"><text:span text:style-name="T1">upgrade</text:span>: با استفاده از این پارامتر می‌توانید بسته‌های نصب شده را به‌روز کنید. این دستور نیاز به پارامتر خاصی مانند نام بسته ندارد.</text:p>
      <text:p text:style-name="P1"><text:span text:style-name="T1">remove</text:span>: اگر خواستید نرم‌افزاری را پاک کنید اما تنظیمات شخصی‌تان که برای نرم‌افزار انجام داده‌اید حذف نشود از این پارامتر به همراه نام بسته استفاده کنید. توجه داشته باشید که بسته‌های وابسته حذف نمی‌شوند و باید برای حذف آن‌ها از دستور autoremove استفاده کنید.</text:p>
      <text:p text:style-name="P1"><text:span text:style-name="T1">autoremove</text:span>: اگر بسته‌ای در سیستم موجود است که جزء بسته‌های وابسته محسوب می‌شود و بسته‌ی اصلی حذف شده است، در نتیجه نیاز به این بسته نیست و می‌توانید با این پارامتر همه‌ی این بسته‌ها را حذف کنید. این دستور نیاز به پارامتر خاصی مانند نام بسته ندارد.</text:p>
      <text:p text:style-name="P1"><text:span text:style-name="T1">purge</text:span>: همانند دستور remove، بسته‌ی مورد نظر را حذف می‌کند اما با این تفاوت که فایل‌های تنظیمات آن بسته نیز حذف می‌شوند.</text:p>
      <text:p text:style-name="P1"><text:span text:style-name="T1">source</text:span>: با استفاده از این پارامتر به همراه نام بسته می‌توانید بسته‌ی کد منبع از بسته‌ی مورد نظر را دانلود کنید که این بسته پس از دانلود در مسیر var/cache/apt/ قرار خواهد گرفت.</text:p>
      <text:p text:style-name="P1"><text:span text:style-name="T1">dist-upgrade</text:span>: این پارامتر به شما این قابلیت را می‌دهد تا سیستم‌عامل خود را به‌طور کامل از نسخه‌ای به نسخه‌ی دیگر به‌روز کنید. برای مثال اگر سیستم‌عامل دبیان گنو/لینوکس نسخه‌ی ۶ روی سیستم خود نصب کرده‌اید، پس از انتشار نسخه‌ی ۷ به‌صورت رسمی از وب‌سایت دبیان، می‌توانید با معرفی مخازن نسخه‌ی ۷ و به‌روز رسانی (update)، سیستم خود را به‌روز و نسخه‌ی جدید سیستم‌عامل را نصب کنید. ممکن است بگویید که پارامتر upgrade چه فرقی با این پارامتر دارد. پاسخ این است که با استفاده از دستور upgrade، هسته‌ی سیستم‌عامل و برخی نرم‌افزارهای نسخه‌ی جدید نصب نخواهند شد و در نتیجه سیستم‌عامل شما مخلوطی از هسته‌ی سیستم‌عامل قبلی به همراه نرم‌افزارهای جدید خواهد بود که این کار توصیه نمی‌شود. این دستور نیاز به پارامتر خاصی مانند نام بسته ندارد.</text:p>
      <text:p text:style-name="P1"><text:span text:style-name="T1">clean</text:span>: بسته‌های نرم‌افزاری دانلود شده در مسیر var/cache/apt/ را حذف می‌کند.</text:p>
      <text:p text:style-name="P1"><text:span text:style-name="T1">autoclean</text:span>: نرم‌افزارهای دانلود شده در مسیر var/cache/apt/ با پسوند deb. ذخیره می‌شوند که با استفاده از این دستور می‌توانید آن‌ها را پاک کنید. توجه داشته باشید که نرم‌افزارهای نصب شده حذف نمی‌شود. این دستور نیاز به پارامتر خاصی مانند نام بسته ندارد. تفاوت آن با پارامتر clean این است که این پارامتر فقط بسته‌هایی که دیگر قابل دانلود نیستند و کاربردی ندارند، حذف می‌کند.</text:p>
      <text:p text:style-name="P1"><text:soft-page-break/><text:span text:style-name="T1">ب) apt-cdrom</text:span>: با استفاده از این دستور می‌توانید مخازن روی دیسک را به فهرست مخازن موجود در سیستم خود اضافه کنید. برای این کار دستور زیر را اجرا کنید:</text:p>
      <table:table table:name="Table5" table:style-name="Table5">
        <table:table-column table:style-name="Table5.A"/>
        <table:table-row>
          <table:table-cell table:style-name="Table5.A1" office:value-type="string">
            <text:p text:style-name="P5">root@debian:~# apt-cdrom add</text:p>
          </table:table-cell>
        </table:table-row>
      </table:table>
      <text:p text:style-name="P1"><text:span text:style-name="T1">ج) apt-key</text:span>: این دستور وظیفه‌ی مدیریت، حذف، اضافه و استخراج کردن کلیدهای عمومی موجود در سیستم برای مخازن مختلف را بر عهده دارد.</text:p>
      <text:p text:style-name="P1">در این بسته‌ی نرم‌افزاری دستورهای دیگری نیز وجود دارد که توضیح همه‌ی این دستورها در این خلاصه نمی‌گنجد.</text:p>
      <text:p text:style-name="P1"><text:span text:style-name="T1">بسته‌ی نرم‌افزاری dpkg</text:span>: این بسته‌ی نرم‌افزاری از نظر قدمت از APT قدیمی‌تر است و مانند APT قدرت نصب و اصلاح بسته‌های وابسته را ندارد. اگر بسته‌ی نرم‌افزاری خارج از مخازن دبیان داشتید و خواستید آنرا نصب کنید، با استفاده از دستور زیر این کار را انجام دهید:</text:p>
      <table:table table:name="Table4" table:style-name="Table4">
        <table:table-column table:style-name="Table4.A"/>
        <table:table-row>
          <table:table-cell table:style-name="Table4.A1" office:value-type="string">
            <text:p text:style-name="P5">root@debian:~# dpkg -i custom_package-1.0-i386.deb</text:p>
          </table:table-cell>
        </table:table-row>
      </table:table>
      <text:p text:style-name="P1"><text:span text:style-name="T1">بسته‌ی نرم‌افزاری aptitude</text:span>: با استفاده از این نرم‌افزار که مشابه نرم‌افزار Synaptic Package Manager در محیط متنی است، اقدام به نصب، حذف و مدیریت بسته‌های نرم‌افزاری کنید. پس از اجرای نرم‌افزار می‌توانید با استفاده از کلیدهای کیبورد، با رابط کاربری این نرم‌افزار کار کنید. با انتخاب هر بسته و فشار کلید g می‌توانید بسته را نصب، حذف یا به‌روز کنید. همچنین از کلید q می‌توانید برای خروج از نرم‌افزار استفاده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3:07:37</dc:date>
    <dc:creator>Mostafa Moradian</dc:creator>
    <meta:editing-duration>P1DT12H42M47S</meta:editing-duration>
    <meta:editing-cycles>1891</meta:editing-cycles>
    <meta:generator>LibreOffice/3.3$Linux LibreOffice_project/330m19$Build-202</meta:generator>
    <meta:document-statistic meta:table-count="5" meta:image-count="0" meta:object-count="0" meta:page-count="7" meta:paragraph-count="105" meta:word-count="3321" meta:character-count="18247"/>
  </office:meta>
</office:document-meta>
</file>